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941cm" fo:min-width="3.691cm"/>
    </style:style>
    <style:style style:name="gr2" style:family="graphic" style:parent-style-name="standard">
      <style:graphic-properties draw:textarea-horizontal-align="justify" draw:textarea-vertical-align="middle" draw:auto-grow-height="false" fo:min-height="0.004cm" fo:min-width="3.691cm"/>
    </style:style>
    <style:style style:name="gr3" style:family="graphic" style:parent-style-name="standard">
      <style:graphic-properties svg:stroke-width="0.212cm" svg:stroke-color="#985006" draw:marker-start-width="0.518cm" draw:marker-end-width="0.518cm" draw:textarea-horizontal-align="justify" draw:textarea-vertical-align="middle" draw:auto-grow-height="false" fo:min-height="2.925cm" fo:min-width="2.675cm" fo:padding-top="0.231cm" fo:padding-bottom="0.231cm" fo:padding-left="0.356cm" fo:padding-right="0.356cm"/>
    </style:style>
    <style:style style:name="gr4" style:family="graphic" style:parent-style-name="standard">
      <style:graphic-properties svg:stroke-width="0.212cm" svg:stroke-color="#985006" draw:marker-start-width="0.518cm" draw:marker-end-width="0.518cm" draw:textarea-horizontal-align="justify" draw:textarea-vertical-align="middle" draw:auto-grow-height="false" fo:min-height="2.713cm" fo:min-width="2.463cm" fo:padding-top="0.231cm" fo:padding-bottom="0.231cm" fo:padding-left="0.356cm" fo:padding-right="0.356cm"/>
    </style:style>
    <style:style style:name="gr5" style:family="graphic" style:parent-style-name="standard">
      <style:graphic-properties svg:stroke-color="#985006" draw:fill-color="#985006" draw:textarea-horizontal-align="justify" draw:textarea-vertical-align="middle" draw:auto-grow-height="false" fo:min-height="1.056cm" fo:min-width="2.107cm"/>
    </style:style>
    <style:style style:name="gr6" style:family="graphic" style:parent-style-name="standard">
      <style:graphic-properties draw:stroke="solid" svg:stroke-width="0.212cm" svg:stroke-color="#673604" draw:marker-start-width="0.518cm" draw:marker-end-width="0.518cm" draw:fill="none" draw:textarea-horizontal-align="justify" draw:textarea-vertical-align="middle" draw:auto-grow-height="false" fo:min-height="2.925cm" fo:min-width="2.167cm" fo:padding-top="0.231cm" fo:padding-bottom="0.231cm" fo:padding-left="0.356cm" fo:padding-right="0.356cm"/>
    </style:style>
    <style:style style:name="P1" style:family="paragraph">
      <style:paragraph-properties fo:text-align="center"/>
    </style:style>
    <style:style style:name="P2" style:family="paragraph">
      <loext:graphic-properties draw:fill-color="#985006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191cm" svg:height="4.191cm" svg:x="8.493cm" svg:y="11.92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191cm" svg:height="4.191cm" svg:x="8.493cm" svg:y="18.3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191cm" svg:height="0.254cm" svg:x="13.993cm" svg:y="1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75cm" svg:height="3.175cm" svg:x="3.032cm" svg:y="2.5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175cm" svg:height="3.175cm" svg:x="6.232cm" svg:y="2.5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175cm" svg:height="3.175cm" svg:x="3.032cm" svg:y="5.7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175cm" svg:height="3.175cm" svg:x="6.232cm" svg:y="5.72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4.141cm" svg:height="2.072cm" draw:transform="rotate (-1.55334303427495) translate (18.2cm 1.559cm)">
          <text:p/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6" draw:text-style-name="P3" draw:layer="layout" svg:width="2.667cm" svg:height="3.175cm" svg:x="13.519cm" svg:y="1.56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7T16:49:43.813450512</meta:creation-date>
    <dc:date>2019-12-17T16:58:11.231523109</dc:date>
    <meta:editing-duration>PT8M29S</meta:editing-duration>
    <meta:editing-cycles>1</meta:editing-cycles>
    <meta:document-statistic meta:object-count="9"/>
    <meta:generator>LibreOffice/6.0.7.3$Linux_X86_64 LibreOffice_project/00m0$Build-3</meta:generator>
  </office:meta>
</office:document-meta>
</file>